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270E9F9D61277E581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weight="bold" officeooo:paragraph-rsid="001157dc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157dc" officeooo:paragraph-rsid="001157dc"/>
    </style:style>
    <style:style style:name="T1" style:family="text">
      <style:text-properties officeooo:rsid="00115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81in" svg:y="0.0311in" svg:width="2.6965in" svg:height="0.8417in" draw:z-index="0"><draw:image xlink:href="Pictures/10000000000007D000000270E9F9D61277E581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pan text:style-name="T1">From:</text:span></text:p>
      <text:p text:style-name="P2">Kolja Windeler</text:p>
      <text:p text:style-name="P2">Muehlenstr 8a</text:p>
      <text:p text:style-name="P2">29342 Wienhausen</text:p>
      <text:p text:style-name="P2">Germa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799in" fo:page-height="2.2799in" style:num-format="1" style:print-orientation="portrait" fo:margin-top="0.2201in" fo:margin-bottom="0.1in" fo:margin-left="0.2201in" fo:margin-right="0.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07-30T19:52:12.944160029</dc:date>
    <dc:creator>kolja </dc:creator>
    <meta:editing-duration>PT12M15S</meta:editing-duration>
    <meta:editing-cycles>2</meta:editing-cycles>
    <meta:generator>LibreOffice/5.0.3.2$Linux_X86_64 LibreOffice_project/00m0$Build-2</meta:generator>
    <meta:printed-by>kolja </meta:printed-by>
    <meta:print-date>2016-07-30T19:52:00.746944563</meta:print-date>
    <meta:document-statistic meta:table-count="0" meta:image-count="1" meta:object-count="0" meta:page-count="1" meta:paragraph-count="5" meta:word-count="8" meta:character-count="55" meta:non-whitespace-character-count="52"/>
  </office:meta>
</office:document-meta>
</file>